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font-weight="bold" style:font-weight-asian="bold" style:font-weight-complex="bold"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font-weight="bold" style:font-weight-asian="bold" style:font-weight-complex="bold"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DefaultParagraphFont" style:family="text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list-style-name="LFO1" style:family="paragraph">
      <style:text-properties fo:language="en" fo:country="US"/>
    </style:style>
    <style:style style:name="P102" style:parent-style-name="Standard" style:list-style-name="LFO1" style:family="paragraph">
      <style:text-properties fo:language="en" fo:country="US"/>
    </style:style>
    <style:style style:name="P103" style:parent-style-name="Standard" style:list-style-name="LFO1" style:family="paragraph">
      <style:text-properties fo:language="en" fo:country="US"/>
    </style:style>
    <style:style style:name="P104" style:parent-style-name="Standard" style:list-style-name="LFO1" style:family="paragraph"/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list-style-name="LFO2" style:family="paragraph"/>
    <style:style style:name="P118" style:parent-style-name="Standard" style:list-style-name="LFO2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Standard" style:list-style-name="LFO2" style:family="paragraph"/>
    <style:style style:name="P121" style:parent-style-name="Standard" style:list-style-name="LFO2" style:family="paragraph"/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T126" style:parent-style-name="DefaultParagraphFont" style:family="text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1- Quale delle seguenti è una tupla correttamente definita?</text:span><text:line-break/>a) bob = [10, “30”, 4.25, ‘bye’]</text:p>
      <text:p text:style-name="P3">b) bob = 10, “30”, 4.25, ‘bye’</text:p>
      <text:p text:style-name="P4">c) bob = (10, “30”, 4.25, ‘bye’)</text:p>
      <text:p text:style-name="Standard">d) bob = {10, “30”, 4.25, ‘bye’</text:p>
      <text:p text:style-name="Standard"/>
      <text:p text:style-name="P5">2- Quale di queste collezioni definisce un<text:s/>dizionario?</text:p>
      <text:p text:style-name="P6">a) {‘name’: ‘apple’, ‘color’: ‘green’}</text:p>
      <text:p text:style-name="P7">b) (‘apple’, ‘banana’, ‘cherry’)</text:p>
      <text:p text:style-name="P8">c) [‘apple’, ‘banana’, ‘cherry’]</text:p>
      <text:p text:style-name="Standard">d) {‘apple’, ‘banana’, ‘cherry’}</text:p>
      <text:p text:style-name="Standard"/>
      <text:p text:style-name="P9">3- Quale tra i seguenti è un identificatore di variabile valido in Python?</text:p>
      <text:p text:style-name="Standard">a) _numero_sezioni</text:p>
      <text:p text:style-name="Standard">b) 2sezioni</text:p>
      <text:p text:style-name="Standard">c) _numero-sezioni</text:p>
      <text:p text:style-name="Standard">d) numero&amp;sezioni</text:p>
      <text:p text:style-name="Standard"/>
      <text:p text:style-name="Standard"><text:span text:style-name="T10">4- Quale metodo della classe str è utilizzato per sostituire una parte della stringa?</text:span></text:p>
      <text:p text:style-name="P11">a) replaceString()</text:p>
      <text:p text:style-name="P12">b) switch()</text:p>
      <text:p text:style-name="P13">c) replace()</text:p>
      <text:p text:style-name="Standard">d) repl()</text:p>
      <text:p text:style-name="Standard"/>
      <text:p text:style-name="P14">5- Quale delle seguenti affermazioni<text:s/>sulle stringhe è vera?</text:p>
      <text:p text:style-name="Standard">a) è un<text:s/>particolare tipo di sequenza</text:p>
      <text:p text:style-name="Standard">b) è possibile utilizzare le funzionalità di indexing e slicing</text:p>
      <text:p text:style-name="Standard">c) è immutabile</text:p>
      <text:p text:style-name="Standard">d) tutte le risposte precedenti sono vere</text:p>
      <text:p text:style-name="Standard"/>
      <text:p text:style-name="Standard"><text:span text:style-name="T15">6- A cosa serve la funzione type in Python?</text:span></text:p>
      <text:p text:style-name="Standard">a) converte il formato dei valori da stringa a numero e viceversa</text:p>
      <text:p text:style-name="Standard">b) permette di ottenere informazioni aggiuntive su un oggetto</text:p>
      <text:p text:style-name="Standard">c) indica a quale tipo o categoria di valori appartiene un dato valore</text:p>
      <text:p text:style-name="Standard">d) costruisce le classi di oggetti definiti dall’utente</text:p>
      <text:p text:style-name="Standard"/>
      <text:p text:style-name="Standard"><text:span text:style-name="T16">7- Relativamente alle classi con il termine metodo ci si rif</text:span><text:span text:style-name="T17">erisce a:</text:span></text:p>
      <text:p text:style-name="Standard">a) Una funzione associata ad una particolare classe di oggetti</text:p>
      <text:p text:style-name="Standard">b) Una funzione che si richiama anteponendo il nome dell’oggetto a cui si applica seguito da un punto (es. nomeOggetto.metodo)</text:p>
      <text:p text:style-name="Standard">c) Tutte le altre risposte sono corrette</text:p>
      <text:p text:style-name="Standard">d) Una funzione<text:s/>che può agire sugli attributi degli oggetti modificandone il valore</text:p>
      <text:p text:style-name="Standard"/>
      <text:p text:style-name="P18">8- Quale istruzione è utilizzata per bloccare un ciclo?</text:p>
      <text:p text:style-name="P19">a) break</text:p>
      <text:p text:style-name="P20">b) stop</text:p>
      <text:p text:style-name="P21">c) return</text:p>
      <text:p text:style-name="Standard">d) exit</text:p>
      <text:p text:style-name="Standard"/>
      <text:p text:style-name="P22"/>
      <text:p text:style-name="P23"/>
      <text:p text:style-name="P24"/>
      <text:soft-page-break/>
      <text:p text:style-name="P25">9- Quale tra queste intestazioni di un ciclo for è corretto?</text:p>
      <text:p text:style-name="P26">a) for x in y:</text:p>
      <text:p text:style-name="P27">b) for each x<text:s/>in y:</text:p>
      <text:p text:style-name="Standard">c) for x &gt; y:</text:p>
      <text:p text:style-name="Standard"/>
      <text:p text:style-name="P28">10- Quale tra le seguenti è l’intestazione corretta di un ciclo while in Python?</text:p>
      <text:p text:style-name="P29">a) while (x &lt; y )</text:p>
      <text:p text:style-name="P30">b) while x &lt; y:</text:p>
      <text:p text:style-name="Standard">c) while x &gt; y {</text:p>
      <text:p text:style-name="Standard"/>
      <text:p text:style-name="P31">11- Quale tipologia di sequenza non ammette duplicati?</text:p>
      <text:p text:style-name="P32">a) list</text:p>
      <text:p text:style-name="P33">b) set</text:p>
      <text:p text:style-name="P34">c) tuple</text:p>
      <text:p text:style-name="P35"/>
      <text:p text:style-name="P36">12- Quale tra le seguenti strutture dati è ordinata, modificabile ed ammette duplicati?</text:p>
      <text:p text:style-name="P37">a) dictionary</text:p>
      <text:p text:style-name="P38">b) list</text:p>
      <text:p text:style-name="P39">c) tuple</text:p>
      <text:p text:style-name="Standard">d) set</text:p>
      <text:p text:style-name="Standard"/>
      <text:p text:style-name="Standard"><text:span text:style-name="T40">13- Quale delle seguenti porzioni di codice Python cerca e sostituisce la regione scritta in maniera errata <text:s/>e poi si ferma?</text:span></text:p>
      <text:p text:style-name="Standard"/>
      <text:p text:style-name="P41">a)</text:p>
      <text:p text:style-name="Standard">regione = [“Liguria”,<text:s/>“Piemonte”, “Frialli”, “Sicilia”]</text:p>
      <text:p text:style-name="P42">i = 0</text:p>
      <text:p text:style-name="P43">for reg in regione:</text:p>
      <text:p text:style-name="P44"><text:s text:c="4"/>if reg == “Frialli”:</text:p>
      <text:p text:style-name="Standard"><text:span text:style-name="T45"><text:s text:c="8"/></text:span>regione[i] = “Friuli”</text:p>
      <text:p text:style-name="Standard"><text:s text:c="8"/>print(“La regione scritta male era la”, str(i+1)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P46">b)</text:p>
      <text:p text:style-name="Standard">regione =<text:s/>[“Liguria”, “Piemonte”, “Frialli”, “Sicilia”]</text:p>
      <text:p text:style-name="P47">i = 0</text:p>
      <text:p text:style-name="P48">for reg in regione:</text:p>
      <text:p text:style-name="P49"><text:s text:c="4"/>if reg == “Frialli”:</text:p>
      <text:p text:style-name="Standard"><text:span text:style-name="T50"><text:s text:c="8"/></text:span>regione[i] = “Friuli”</text:p>
      <text:p text:style-name="Standard"><text:s text:c="8"/>print(“La regione scritta male era la”, i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Standard"/>
      <text:p text:style-name="Standard"/>
      <text:p text:style-name="P51">c)</text:p>
      <text:p text:style-name="Standard">regione =<text:s/>[“Liguria”, “Piemonte”, “Frialli”, “Sicilia”]</text:p>
      <text:p text:style-name="Standard">i = 0</text:p>
      <text:p text:style-name="Standard">while reg != “Frialli”:</text:p>
      <text:soft-page-break/>
      <text:p text:style-name="Standard"><text:s text:c="4"/>i = i + 1</text:p>
      <text:p text:style-name="Standard">untill:</text:p>
      <text:p text:style-name="Standard"><text:s text:c="4"/>regione[i] = “Friuli”</text:p>
      <text:p text:style-name="Standard"><text:s text:c="4"/>print(“La regione scritta male era la”, str(i+1) + “a”)</text:p>
      <text:p text:style-name="Standard"/>
      <text:p text:style-name="Standard"/>
      <text:p text:style-name="P52">d)</text:p>
      <text:p text:style-name="Standard">regione = [“Liguria”, “Piemonte”, “Frialli”, “Sicilia”]</text:p>
      <text:p text:style-name="P53">i = 0</text:p>
      <text:p text:style-name="P54">for reg in regione:</text:p>
      <text:p text:style-name="P55"><text:s text:c="4"/>if reg &lt;&gt; “Frialli”:</text:p>
      <text:p text:style-name="Standard"><text:span text:style-name="T56"><text:s text:c="8"/></text:span>regione[i] = “Friuli”</text:p>
      <text:p text:style-name="Standard"><text:s text:c="8"/>print(“La regione scritta male era la”, str(i+1) + “a”)</text:p>
      <text:p text:style-name="Standard"><text:s text:c="8"/>break</text:p>
      <text:p text:style-name="Standard"><text:s text:c="4"/>else:</text:p>
      <text:p text:style-name="Standard"><text:s text:c="8"/>i = i + 1</text:p>
      <text:p text:style-name="P57"/>
      <text:p text:style-name="P58"/>
      <text:p text:style-name="Standard"><text:span text:style-name="T59">14- Quale delle seguenti funzioni controlla se una stringa contiene almen</text:span><text:span text:style-name="T60">o una lettera minuscola?</text:span></text:p>
      <text:p text:style-name="P61"/>
      <text:p text:style-name="P62">a)</text:p>
      <text:p text:style-name="Standard">def una_minuscola1(s):</text:p>
      <text:p text:style-name="Standard"><text:s text:c="4"/><text:span text:style-name="T63">for c in s:</text:span></text:p>
      <text:p text:style-name="P64"><text:s text:c="8"/>if c.islower():</text:p>
      <text:p text:style-name="P65"><text:s text:c="12"/>return True</text:p>
      <text:p text:style-name="P66"><text:s text:c="8"/>else:</text:p>
      <text:p text:style-name="P67"><text:s text:c="12"/>return False</text:p>
      <text:p text:style-name="P68"/>
      <text:p text:style-name="P69">b)</text:p>
      <text:p text:style-name="P70">def una_minuscola2(s):</text:p>
      <text:p text:style-name="P71"><text:s text:c="4"/>for c in s:</text:p>
      <text:p text:style-name="P72"><text:s text:c="8"/>if 'c'.islower():</text:p>
      <text:p text:style-name="P73"><text:s text:c="12"/>return 'True'</text:p>
      <text:p text:style-name="P74"><text:s text:c="6"/><text:s text:c="2"/>else:</text:p>
      <text:p text:style-name="Standard"><text:span text:style-name="T75"><text:s text:c="12"/></text:span>return 'False'</text:p>
      <text:p text:style-name="Standard"/>
      <text:p text:style-name="P76">c)</text:p>
      <text:p text:style-name="Standard">def una_minuscola3(s):</text:p>
      <text:p text:style-name="Standard"><text:s text:c="4"/><text:span text:style-name="T77">for c in s:</text:span></text:p>
      <text:p text:style-name="P78"><text:s text:c="8"/>flag = c.islower()</text:p>
      <text:p text:style-name="P79"><text:s text:c="4"/>return flag</text:p>
      <text:p text:style-name="P80"/>
      <text:p text:style-name="P81"/>
      <text:p text:style-name="P82"/>
      <text:p text:style-name="P83">d)</text:p>
      <text:p text:style-name="P84">def una_minuscola4(s):</text:p>
      <text:p text:style-name="P85"><text:s text:c="4"/>flag = False</text:p>
      <text:p text:style-name="P86"><text:s text:c="4"/>for c in s:</text:p>
      <text:p text:style-name="P87"><text:s text:c="8"/>flag = flag or c.islower()</text:p>
      <text:p text:style-name="Standard"><text:span text:style-name="T88"><text:s text:c="4"/></text:span>return flag</text:p>
      <text:p text:style-name="Standard"/>
      <text:soft-page-break/>
      <text:p text:style-name="P89">e)</text:p>
      <text:p text:style-name="Standard">def<text:s/>una_minuscola5(s):</text:p>
      <text:p text:style-name="Standard"><text:s text:c="4"/><text:span text:style-name="T90">for c in s:</text:span></text:p>
      <text:p text:style-name="P91"><text:s text:c="8"/>if not c.islower():</text:p>
      <text:p text:style-name="Standard"><text:span text:style-name="T92"><text:s text:c="12"/></text:span>return False</text:p>
      <text:p text:style-name="Standard"><text:s text:c="4"/>return True</text:p>
      <text:p text:style-name="Standard"/>
      <text:p text:style-name="Standard"/>
      <text:p text:style-name="P93">15- Scrivere una funzione di nome palindromo che riceva una stringa come argomento e restituisca True se è un palindromo e False altrimenti.</text:p>
      <text:p text:style-name="P94"/>
      <text:p text:style-name="P95"/>
      <text:p text:style-name="Standard"/>
      <text:p text:style-name="P96">16-<text:s/>Qual è il risultato atteso della seguente porzione di codice ?</text:p>
      <text:p text:style-name="Standard"/>
      <text:p text:style-name="P97">lst1=”15,35”</text:p>
      <text:p text:style-name="P98">lst2=lst1.split(‘,’)</text:p>
      <text:p text:style-name="P99">print(len(lst1)&lt;len(lst2))</text:p>
      <text:p text:style-name="P100"/>
      <text:list text:style-name="LFO1" text:continue-numbering="true">
        <text:list-item>
          <text:p text:style-name="P101">True</text:p>
        </text:list-item>
        <text:list-item>
          <text:p text:style-name="P102">False</text:p>
        </text:list-item>
        <text:list-item>
          <text:p text:style-name="P103">None</text:p>
        </text:list-item>
        <text:list-item>
          <text:p text:style-name="P104">Il programma genererà un’eccezione a runtime</text:p>
        </text:list-item>
      </text:list>
      <text:p text:style-name="Standard"/>
      <text:p text:style-name="P105">17- Qual è il risultato atteso della seguente porzione di codice ?</text:p>
      <text:p text:style-name="P106"/>
      <text:p text:style-name="P107">k=0</text:p>
      <text:p text:style-name="P108">try:</text:p>
      <text:p text:style-name="P109"><text:s text:c="2"/>print(k)</text:p>
      <text:p text:style-name="P110"><text:s text:c="2"/>print(1/k)</text:p>
      <text:p text:style-name="P111">except ZeroDivisionError:</text:p>
      <text:p text:style-name="P112"><text:s text:c="2"/>print(“ERROR MESSAGE”)</text:p>
      <text:p text:style-name="P113">finally:</text:p>
      <text:p text:style-name="P114"><text:s text:c="2"/>print(k+1)</text:p>
      <text:p text:style-name="P115">print(k+2)<text:tab/></text:p>
      <text:p text:style-name="P116"/>
      <text:list text:style-name="LFO2" text:continue-numbering="true">
        <text:list-item>
          <text:p text:style-name="P117">1 2</text:p>
        </text:list-item>
        <text:list-item>
          <text:p text:style-name="P118">ERROR MESSAGE 1 2<text:span text:style-name="T119"><text:tab/></text:span></text:p>
        </text:list-item>
        <text:list-item>
          <text:p text:style-name="P120">0 2</text:p>
        </text:list-item>
        <text:list-item>
          <text:p text:style-name="P121">0 ERROR MESSAGE 1 2</text:p>
        </text:list-item>
      </text:list>
      <text:p text:style-name="P122"/>
      <text:p text:style-name="P123">18- Esplicitare le modalità di elaborazione dei file supportate da Python<text:tab/></text:p>
      <text:p text:style-name="P124"/>
      <text:p text:style-name="P125">19-<text:s/>Considerando il codice seguente:</text:p>
      <text:p text:style-name="Standard">try:</text:p>
      <text:p text:style-name="Standard"><text:s text:c="4"/><text:span text:style-name="T126">n = int(x)</text:span></text:p>
      <text:p text:style-name="P127">except Exception:</text:p>
      <text:p text:style-name="P128"><text:s text:c="4"/>pass</text:p>
      <text:p text:style-name="P129">else:</text:p>
      <text:p text:style-name="P130"><text:s text:c="4"/>print(‘…’)</text:p>
      <text:p text:style-name="P131">finally:</text:p>
      <text:p text:style-name="Standard"><text:span text:style-name="T132"><text:s text:c="4"/></text:span>print(‘…’)</text:p>
      <text:p text:style-name="Standard"/>
      <text:p text:style-name="Standard"><text:span text:style-name="T133">In che occorrenza viene eseguito il blocco di codice relativo al ramo else:</text:span></text:p>
      <text:p text:style-name="Standard"><text:span text:style-name="T134">a)</text:span><text:s/>mai</text:p>
      <text:p text:style-name="Standard"><text:span text:style-name="T135">b)</text:span><text:s/>il codice mostrato genera un errore di sintassi a causa della presenza della clausola else</text:p>
      <text:p text:style-name="Standard"><text:span text:style-name="T136">c)</text:span><text:s/>quando il blocco di codice presente nel try termina senza errori</text:p>
      <text:p text:style-name="Standard"><text:span text:style-name="T137">d)</text:span><text:s/>quando viene sollevata un’eccezione</text:p>
      <text:p text:style-name="Standard"/>
      <text:p text:style-name="P138">20- Quale, tra le seguenti istruzioni, può essere utilizzata per invocare il metodo stampa_risultati<text:s/>della classe Partita sulla sua istanza p?</text:p>
      <text:p text:style-name="Standard">a) Partita.stampa_risultati(p)</text:p>
      <text:p text:style-name="Standard">b) p.stampa_risultati()</text:p>
      <text:p text:style-name="Standard">c) entrambe le risposte precedenti</text:p>
      <text:p text:style-name="P1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cio, Carmine</dc:creator>
    <meta:creation-date>2020-11-11T23:17:00Z</meta:creation-date>
    <dc:date>2020-11-14T11:21:00Z</dc:date>
    <meta:template xlink:href="Normal.dotm" xlink:type="simple"/>
    <meta:editing-cycles>15</meta:editing-cycles>
    <meta:editing-duration>PT3060S</meta:editing-duration>
    <meta:document-statistic meta:page-count="5" meta:paragraph-count="10" meta:word-count="770" meta:character-count="5153" meta:row-count="36" meta:non-whitespace-character-count="4393"/>
  </office:meta>
</office:document-meta>
</file>